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2f5496"/>
    </style:style>
    <style:style style:name="T2" style:family="text">
      <style:text-properties fo:font-size="11.00pt" fo:font-weight="normal" fo:font-family="Calibri" style:font-family-asian="Calibri" style:font-family-complex="Calibri" fo:background-color="transparent" fo:color="#000000"/>
    </style:style>
    <style:style style:name="T3" style:family="text">
      <style:text-properties fo:font-size="13.00pt" fo:font-weight="normal" fo:font-family="Calibri" style:font-family-asian="Calibri" style:font-family-complex="Calibri" fo:background-color="transparent" fo:color="#2f5496"/>
    </style:style>
    <style:style style:name="T4" style:family="text">
      <style:text-properties fo:font-size="11.00pt" fo:font-weight="normal" fo:font-family="Calibri" style:font-family-asian="Calibri" style:font-family-complex="Calibri" fo:background-color="transparent" fo:color="#000000"/>
    </style:style>
    <style:style style:name="T5" style:family="text">
      <style:text-properties fo:font-size="13.00pt" fo:font-weight="normal" fo:font-family="Calibri" style:font-family-asian="Calibri" style:font-family-complex="Calibri" fo:background-color="transparent" fo:color="#2f5496"/>
    </style:style>
    <style:style style:name="T6" style:family="text">
      <style:text-properties fo:font-size="11.00pt" fo:font-weight="normal" fo:font-family="Calibri" style:font-family-asian="Calibri" style:font-family-complex="Calibri" fo:background-color="transparent" fo:color="#000000"/>
    </style:style>
    <style:style style:name="T7" style:family="text">
      <style:text-properties fo:font-size="13.00pt" fo:font-weight="normal" fo:font-family="Calibri" style:font-family-asian="Calibri" style:font-family-complex="Calibri" fo:background-color="transparent" fo:color="#2f5496"/>
    </style:style>
    <style:style style:name="T8" style:family="text">
      <style:text-properties fo:font-size="11.00pt" fo:font-weight="normal" fo:font-family="Calibri" style:font-family-asian="Calibri" style:font-family-complex="Calibri" fo:background-color="transparent" fo:color="#000000"/>
    </style:style>
    <style:style style:name="T9" style:family="text">
      <style:text-properties fo:font-size="13.00pt" fo:font-weight="normal" fo:font-family="Calibri" style:font-family-asian="Calibri" style:font-family-complex="Calibri" fo:background-color="transparent" fo:color="#2f5496"/>
    </style:style>
    <style:style style:name="T10" style:family="text">
      <style:text-properties fo:font-size="11.00pt" fo:font-weight="normal" fo:font-family="Calibri" style:font-family-asian="Calibri" style:font-family-complex="Calibri" fo:background-color="transparent" fo:color="#000000"/>
    </style:style>
    <style:style style:name="T11" style:family="text">
      <style:text-properties fo:font-size="13.00pt" fo:font-weight="normal" fo:font-family="Calibri" style:font-family-asian="Calibri" style:font-family-complex="Calibri" fo:background-color="transparent" fo:color="#2f5496"/>
    </style:style>
    <style:style style:name="T12" style:family="text">
      <style:text-properties fo:font-size="11.00pt" fo:font-weight="normal" fo:font-family="Calibri" style:font-family-asian="Calibri" style:font-family-complex="Calibri"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style:style>
    <style:style style:name="P2" style:family="paragraph">
      <style:paragraph-properties fo:line-height="105.00%" fo:text-align="left" fo:margin-left="-0.25pt" fo:text-indent="-0.50pt"/>
    </style:style>
    <style:style style:name="P3" style:family="paragraph">
      <style:paragraph-properties fo:line-height="105.00%" fo:text-align="left" fo:margin-left="-0.25pt" fo:text-indent="-0.50pt" fo:margin-bottom="10.05pt"/>
    </style:style>
    <style:style style:name="P4" style:family="paragraph">
      <style:paragraph-properties fo:line-height="105.00%" fo:text-align="left" fo:margin-left="-0.25pt" fo:text-indent="-0.50pt"/>
    </style:style>
    <style:style style:name="P5" style:family="paragraph">
      <style:paragraph-properties fo:line-height="105.00%" fo:text-align="left" fo:margin-left="-0.25pt" fo:text-indent="-0.50pt" fo:margin-bottom="10.05pt"/>
    </style:style>
    <style:style style:name="P6" style:family="paragraph">
      <style:paragraph-properties fo:line-height="105.00%" fo:text-align="left" fo:margin-left="-0.25pt" fo:text-indent="-0.50pt"/>
    </style:style>
    <style:style style:name="P7" style:family="paragraph">
      <style:paragraph-properties fo:line-height="105.00%" fo:text-align="left" fo:margin-left="-0.25pt" fo:text-indent="-0.50pt" fo:margin-bottom="10.05pt"/>
    </style:style>
    <style:style style:name="P8" style:family="paragraph">
      <style:paragraph-properties fo:line-height="105.00%" fo:text-align="left" fo:margin-left="-0.25pt" fo:text-indent="-0.50pt"/>
    </style:style>
    <style:style style:name="P9" style:family="paragraph">
      <style:paragraph-properties fo:line-height="105.00%" fo:text-align="left" fo:margin-left="-0.25pt" fo:text-indent="-0.50pt" fo:margin-bottom="8.05pt"/>
    </style:style>
    <style:style style:name="P10" style:family="paragraph">
      <style:paragraph-properties fo:line-height="105.00%" fo:text-align="left" fo:margin-left="-0.25pt" fo:text-indent="-0.50pt" fo:margin-bottom="10.05pt"/>
    </style:style>
    <style:style style:name="P11" style:family="paragraph">
      <style:paragraph-properties fo:line-height="105.00%" fo:text-align="left" fo:margin-left="-0.25pt" fo:text-indent="-0.50pt"/>
    </style:style>
    <style:style style:name="P12" style:family="paragraph">
      <style:paragraph-properties fo:line-height="105.00%" fo:text-align="left" fo:margin-left="-0.25pt" fo:text-indent="-0.50pt" fo:margin-bottom="7.95pt"/>
    </style:style>
    <style:style style:name="P13" style:family="paragraph">
      <style:paragraph-properties fo:line-height="105.00%" fo:text-align="left" fo:margin-left="-0.25pt" fo:text-indent="-0.50pt" fo:margin-bottom="7.90pt"/>
    </style:style>
    <style:style style:name="P14" style:family="paragraph">
      <style:paragraph-properties fo:line-height="105.00%" fo:text-align="left" fo:margin-left="-0.25pt" fo:text-indent="-0.50pt" fo:margin-bottom="66.10pt"/>
    </style:style>
    <style:style style:name="P15" style:family="paragraph">
      <style:paragraph-properties fo:line-height="105.00%" fo:text-align="left" fo:margin-bottom="5.00pt"/>
    </style:style>
    <style:style style:name="P16" style:family="paragraph">
      <style:paragraph-properties fo:line-height="105.00%" fo:text-align="center" fo:margin-left="2.15pt" fo:text-indent="0.00pt"/>
    </style:style>
    <style:style style:name="P17" style:family="paragraph">
      <style:paragraph-properties fo:line-height="115.00%" fo:text-align="left" fo:margin-bottom="10.00pt"/>
    </style:style>
  </office:automatic-styles>
  <office:body>
    <office:text>
      <text:p text:style-name="P1"><text:span text:style-name="T1">High Card Program Design Overview:<text:s/></text:span><text:span text:style-name="T2"/></text:p>
      <text:p text:style-name="P2"><text:span text:style-name="T3">Suit and Face Enums:<text:s/></text:span><text:span text:style-name="T4"/></text:p>
      <text:p text:style-name="P3"><text:span text:style-name="T4">Firstly, I decided to implement a method of assigning each card their respective face, suit, and value, to make my implementation of the High Card program further resemble its real-life namesake. As the most efficient way to generate my game’s deck would be via a for-loop, I chose to store the value of each suit and face value as enum collection, which would mean I could iteratively assign each card their respective face and suit by manipulating the for-loop’s index.<text:s text:c="2"/></text:span></text:p>
      <text:p text:style-name="P4"><text:span text:style-name="T5">Card Class:<text:s/></text:span><text:span text:style-name="T6"/></text:p>
      <text:p text:style-name="P5"><text:span text:style-name="T6">As this game’s deck would be compiled of three different sub-types of cards, ‘SuitCards’ (standard number cards), ‘FaceCards’ (Ace, Jack, Queen and King), and ‘WildCards’ (Joker), I decided to use Inheritance and Polymorphism to construct my deck. Through using Inheritance, I would be able to store each sub-type of card, with their differing attributes and methods, within one collection. Therefore, I implemented a parent ‘Card’ class, and child ‘SuitCards’, ‘FaceCards’ and ‘WildCards’ class that inherited from the ‘Card’ class.<text:s text:c="2"/></text:span></text:p>
      <text:p text:style-name="P6"><text:span text:style-name="T7">Scoreboard Class:<text:s/></text:span><text:span text:style-name="T8"/></text:p>
      <text:p text:style-name="P7"><text:span text:style-name="T8">To allow for the possibility of increasing the number of active players available to take part in this game of High Card, I chose to change the Scoreboard implementation from an enum collection to a class that holds its own name and score, as the number of active players can be easily increased through instantiating more Scoreboard objects in the Game class. </text:span></text:p>
      <text:p text:style-name="P8"><text:span text:style-name="T9">Deck Class:<text:s/></text:span><text:span text:style-name="T10"/></text:p>
      <text:p text:style-name="P9"><text:span text:style-name="T10">When it comes to the Deck class, I chose to store the deck as two different collections, onece as a </text:span></text:p>
      <text:p text:style-name="P9"><text:span text:style-name="T10">List collection (orderedDeck), and again as a Stack collection (gameDeck). I decided to store the game’s final deck as a Stack, because Stack’s Pop method lent itself to the action of dealing cards, as the Pop method not only returns the last element, but also removes the element from the collection. I was then able to monitor how many cards were left in the deck by checking if the Stack was empty. </text:span></text:p>
      <text:p text:style-name="P10"><text:span text:style-name="T10">However, a Stack collection is not easily randomised, and therefore I chose to store the initial deck as a List, as List collections can be more easily manipulated. Additionally, I chose to maintain the List collection in memory throughout the game, so that when the Stack is empty, the deck would not need to be rebuilt before being randomised and pushed back onto the Stack. </text:span></text:p>
      <text:p text:style-name="P11"><text:span text:style-name="T11">Game Class:<text:s/></text:span><text:span text:style-name="T12"/></text:p>
      <text:p text:style-name="P12"><text:span text:style-name="T12">The game is then controlled by the Game class, which starts by instantiating three Scoreboard objects and a Deck object, before dealing a card to each player, and using logic to determine which player has won the round.<text:s text:c="2"/></text:span></text:p>
      <text:p text:style-name="P13"><text:span text:style-name="T12">Every time a round is won the respective Scoreboard object has its Score variable increased by one, and a string is returned to the console informing the player who won the round.<text:s text:c="2"/></text:span></text:p>
      <text:p text:style-name="P14"><text:span text:style-name="T12">Once all rounds have been played, a final string is then returned to the player informing them of the number of rounds they won, how many rounds the dealer won, and how many rounds resulted in a tie. </text:span></text:p>
      <text:p text:style-name="P15"><text:span text:style-name="T12"><text:s/></text:span></text:p>
      <text:p text:style-name="P16"><text:span text:style-name="T12"/></text:p>
      <text:p text:style-name="P17"><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